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8ab1" officeooo:paragraph-rsid="00018ab1"/>
    </style:style>
    <style:style style:name="P2" style:family="paragraph" style:parent-style-name="Standard">
      <style:text-properties officeooo:rsid="000196c0" officeooo:paragraph-rsid="000196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Pesage de la nacelle 1626 g</text:p>
      <text:p text:style-name="P1"/>
      <text:p text:style-name="P2">alimentation </text:p>
      <text:p text:style-name="P2"/>
      <text:p text:style-name="P2">consommation <text:s/>247mA</text:p>
      <text:p text:style-name="P2">Taux de charge de la batterie <text:s/>restant 70 %</text:p>
      <text:p text:style-name="P2">tension 11,7 V</text:p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MIER Philippe</meta:initial-creator>
    <meta:creation-date>2023-06-01T09:52:12.659175530</meta:creation-date>
    <dc:date>2023-06-01T17:28:57.276487440</dc:date>
    <dc:creator>SIMIER Philippe</dc:creator>
    <meta:editing-duration>PT7H36M47S</meta:editing-duration>
    <meta:editing-cycles>2</meta:editing-cycles>
    <meta:generator>LibreOffice/7.5.3.2$Linux_X86_64 LibreOffice_project/50$Build-2</meta:generator>
    <meta:document-statistic meta:table-count="0" meta:image-count="0" meta:object-count="0" meta:page-count="1" meta:paragraph-count="5" meta:word-count="21" meta:character-count="116" meta:non-whitespace-character-count="97"/>
  </office:meta>
</office:document-meta>
</file>